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DE807E57AE.png" manifest:media-type="image/png"/>
  <manifest:file-entry manifest:full-path="Pictures/100002010000015E0000012912CB03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/>
    </style:style>
    <style:style style:name="P3" style:family="paragraph">
      <style:paragraph-properties fo:text-align="center"/>
      <style:text-properties style:font-name="Calibri" fo:font-size="38pt" style:font-size-asian="38pt" style:font-size-complex="38pt"/>
    </style:style>
    <style:style style:name="P4" style:family="paragraph">
      <style:text-properties style:font-name="Calibri" fo:font-size="26pt" style:font-size-asian="26pt" style:font-size-complex="26pt"/>
    </style:style>
    <style:style style:name="T1" style:family="text">
      <style:text-properties fo:color="#000080" style:font-name="Calibri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80" style:font-name="Calibri" fo:font-size="40pt" style:font-size-asian="40pt" style:font-size-complex="40pt"/>
    </style:style>
    <style:style style:name="T3" style:family="text">
      <style:text-properties style:font-name="Calibri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alibri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811cm" svg:height="4.082cm" svg:x="4cm" svg:y="6.118cm">
          <draw:image xlink:href="Pictures/100002010000015E0000012912CB0318.png" xlink:type="simple" xlink:show="embed" xlink:actuate="onLoad">
            <text:p/>
          </draw:image>
        </draw:frame>
        <draw:frame draw:style-name="gr2" draw:text-style-name="P3" draw:layer="layout" svg:width="15.45cm" svg:height="3.079cm" svg:x="2.775cm" svg:y="2.583cm">
          <draw:text-box>
            <text:p text:style-name="P2"><text:span text:style-name="T1">Willkommen</text:span><text:span text:style-name="T2"> zum</text:span></text:p>
            <text:p text:style-name="P2"><text:span text:style-name="T2">RiedbergTV-Auftakttreffen</text:span></text:p>
          </draw:text-box>
        </draw:frame>
        <draw:frame draw:style-name="gr1" draw:text-style-name="P1" draw:layer="layout" svg:width="7.368cm" svg:height="2.726cm" svg:x="9.232cm" svg:y="6.579cm">
          <draw:image xlink:href="Pictures/1000020100000258000000DE807E57AE.png" xlink:type="simple" xlink:show="embed" xlink:actuate="onLoad">
            <text:p/>
          </draw:image>
        </draw:frame>
        <draw:custom-shape draw:style-name="gr3" draw:text-style-name="P1" draw:layer="layout" svg:width="5.8cm" svg:height="3.3cm" svg:x="3.7cm" svg:y="1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6.441cm" svg:height="2.097cm" svg:x="10.695cm" svg:y="18.2cm">
          <draw:text-box>
            <text:p><text:span text:style-name="T3">Seminarräume</text:span></text:p>
            <text:p><text:span text:style-name="T4">0|06 und 0|07</text:span></text:p>
          </draw:text-box>
        </draw:frame>
        <draw:custom-shape draw:style-name="gr3" draw:text-style-name="P1" draw:layer="layout" svg:width="3.95cm" svg:height="3.3cm" draw:transform="rotate (-0.785398163397448) translate (6.333cm 11.673cm)">
          <text:p/>
          <draw:enhanced-geometry svg:viewBox="0 0 21600 21600" draw:text-areas="?f7 ?f0 21600 ?f2" draw:type="left-arrow" draw:modifiers="8632.34624145786 5817.146319297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8.173cm" svg:height="2.097cm" svg:x="10.459cm" svg:y="13.1cm">
          <draw:text-box>
            <text:p><text:span text:style-name="T3">Toiletten</text:span></text:p>
            <text:p><text:span text:style-name="T4">Hinten im Gang links</text:span></text:p>
          </draw:text-box>
        </draw:frame>
        <draw:custom-shape draw:style-name="gr3" draw:text-style-name="P1" draw:layer="layout" svg:width="3.95cm" svg:height="3.3cm" draw:transform="rotate (0.785398163397448) translate (3.8cm 24.666cm)">
          <text:p/>
          <draw:enhanced-geometry svg:viewBox="0 0 21600 21600" draw:text-areas="?f7 ?f0 21600 ?f2" draw:type="left-arrow" draw:modifiers="8632.34624145786 5817.146319297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6.776cm" svg:height="2.097cm" svg:x="10.459cm" svg:y="23.227cm">
          <draw:text-box>
            <text:p><text:span text:style-name="T3">Infomaterialien</text:span></text:p>
            <text:p><text:span text:style-name="T4">Greifen Sie zu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Köppel</meta:initial-creator>
    <meta:creation-date>2015-12-14T16:56:49.849158001</meta:creation-date>
    <dc:date>2015-12-14T17:03:24.669681236</dc:date>
    <dc:creator>Sven Köppel</dc:creator>
    <meta:editing-duration>P0D</meta:editing-duration>
    <meta:editing-cycles>1</meta:editing-cycles>
    <meta:generator>LibreOffice/4.2.8.2$Linux_X86_64 LibreOffice_project/420m0$Build-2</meta:generator>
    <meta:document-statistic meta:object-count="9"/>
  </office:meta>
</office:document-meta>
</file>